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2pt" fo:font-weight="bold" officeooo:rsid="00485ac2" officeooo:paragraph-rsid="001e6870" style:font-size-asian="10.5pt" style:font-weight-asian="bold" style:font-size-complex="12pt" style:font-weight-complex="bold"/>
    </style:style>
    <style:style style:name="P2" style:family="paragraph" style:parent-style-name="Standard">
      <style:text-properties fo:color="#000000" fo:font-size="12pt" fo:font-weight="bold" officeooo:rsid="00485ac2" officeooo:paragraph-rsid="00201194" style:font-size-asian="10.5pt" style:font-weight-asian="bold" style:font-size-complex="12pt" style:font-weight-complex="bold"/>
    </style:style>
    <style:style style:name="P3" style:family="paragraph" style:parent-style-name="Standard">
      <style:text-properties fo:color="#000000" fo:font-size="12pt" fo:font-weight="bold" officeooo:rsid="001748ad" officeooo:paragraph-rsid="001e6870" style:font-size-asian="10.5pt" style:font-weight-asian="bold" style:font-size-complex="12pt" style:font-weight-complex="bold"/>
    </style:style>
    <style:style style:name="P4" style:family="paragraph" style:parent-style-name="Standard">
      <style:text-properties fo:color="#000000" fo:font-size="12pt" fo:font-weight="bold" officeooo:rsid="001748ad" officeooo:paragraph-rsid="00201194" style:font-size-asian="10.5pt" style:font-weight-asian="bold" style:font-size-complex="12pt" style:font-weight-complex="bold"/>
    </style:style>
    <style:style style:name="P5" style:family="paragraph" style:parent-style-name="Standard">
      <style:text-properties fo:color="#000000" fo:font-size="12pt" fo:font-weight="bold" officeooo:rsid="00176172" officeooo:paragraph-rsid="001e6870" style:font-size-asian="10.5pt" style:font-weight-asian="bold" style:font-size-complex="12pt" style:font-weight-complex="bold"/>
    </style:style>
    <style:style style:name="P6" style:family="paragraph" style:parent-style-name="Standard">
      <style:text-properties fo:color="#000000" fo:font-size="12pt" fo:font-weight="bold" officeooo:rsid="0018c36b" officeooo:paragraph-rsid="001e6870" style:font-size-asian="10.5pt" style:font-weight-asian="bold" style:font-size-complex="12pt" style:font-weight-complex="bold"/>
    </style:style>
    <style:style style:name="P7" style:family="paragraph" style:parent-style-name="Standard">
      <style:text-properties fo:color="#000000" fo:font-size="12pt" fo:font-weight="bold" officeooo:rsid="0018c36b" officeooo:paragraph-rsid="00201194" style:font-size-asian="10.5pt" style:font-weight-asian="bold" style:font-size-complex="12pt" style:font-weight-complex="bold"/>
    </style:style>
    <style:style style:name="P8" style:family="paragraph" style:parent-style-name="Standard">
      <style:text-properties fo:color="#000000" fo:font-size="12pt" fo:font-weight="bold" officeooo:rsid="0018ce4c" officeooo:paragraph-rsid="001e6870" style:font-size-asian="10.5pt" style:font-weight-asian="bold" style:font-size-complex="12pt" style:font-weight-complex="bold"/>
    </style:style>
    <style:style style:name="P9" style:family="paragraph" style:parent-style-name="Standard">
      <style:text-properties fo:color="#000000" fo:font-size="12pt" fo:font-weight="bold" officeooo:rsid="001b493d" officeooo:paragraph-rsid="001e6870" style:font-size-asian="10.5pt" style:font-weight-asian="bold" style:font-size-complex="12pt" style:font-weight-complex="bold"/>
    </style:style>
    <style:style style:name="P10" style:family="paragraph" style:parent-style-name="Standard">
      <style:text-properties fo:color="#000000" fo:font-size="12pt" fo:font-weight="bold" officeooo:rsid="001c575e" officeooo:paragraph-rsid="001e6870" style:font-size-asian="10.5pt" style:font-weight-asian="bold" style:font-size-complex="12pt" style:font-weight-complex="bold"/>
    </style:style>
    <style:style style:name="P11" style:family="paragraph" style:parent-style-name="Standard">
      <style:text-properties fo:color="#000000" fo:font-size="12pt" fo:font-weight="bold" officeooo:rsid="001c575e" officeooo:paragraph-rsid="00201194" style:font-size-asian="10.5pt" style:font-weight-asian="bold" style:font-size-complex="12pt" style:font-weight-complex="bold"/>
    </style:style>
    <style:style style:name="P12" style:family="paragraph" style:parent-style-name="Standard">
      <style:text-properties fo:color="#000000" fo:font-size="12pt" fo:font-weight="bold" officeooo:rsid="001b9e37" officeooo:paragraph-rsid="001e6870" style:font-size-asian="10.5pt" style:font-weight-asian="bold" style:font-size-complex="12pt" style:font-weight-complex="bold"/>
    </style:style>
    <style:style style:name="P13" style:family="paragraph" style:parent-style-name="Standard">
      <style:text-properties fo:color="#000000" fo:font-size="12pt" fo:font-weight="bold" officeooo:rsid="001e3cd4" officeooo:paragraph-rsid="001e6870" style:font-size-asian="10.5pt" style:font-weight-asian="bold" style:font-size-complex="12pt" style:font-weight-complex="bold"/>
    </style:style>
    <style:style style:name="P14" style:family="paragraph" style:parent-style-name="Standard">
      <style:text-properties fo:color="#000000" fo:font-size="12pt" fo:font-weight="bold" officeooo:rsid="001e3cd4" officeooo:paragraph-rsid="00201194" style:font-size-asian="10.5pt" style:font-weight-asian="bold" style:font-size-complex="12pt" style:font-weight-complex="bold"/>
    </style:style>
    <style:style style:name="P15" style:family="paragraph" style:parent-style-name="Standard">
      <style:text-properties fo:color="#000000" fo:font-size="12pt" fo:font-weight="bold" officeooo:rsid="0023e728" officeooo:paragraph-rsid="001e6870" style:font-size-asian="10.5pt" style:font-weight-asian="bold" style:font-size-complex="12pt" style:font-weight-complex="bold"/>
    </style:style>
    <style:style style:name="P16" style:family="paragraph" style:parent-style-name="Standard">
      <style:text-properties fo:color="#000000" fo:font-size="12pt" fo:font-weight="bold" officeooo:rsid="0024b860" officeooo:paragraph-rsid="001e6870" style:font-size-asian="10.5pt" style:font-weight-asian="bold" style:font-size-complex="12pt" style:font-weight-complex="bold"/>
    </style:style>
    <style:style style:name="P17" style:family="paragraph" style:parent-style-name="Standard">
      <style:text-properties fo:color="#000000" fo:font-size="12pt" fo:font-weight="normal" officeooo:rsid="001748ad" officeooo:paragraph-rsid="001e6870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color="#000000" fo:font-size="12pt" fo:font-weight="normal" officeooo:rsid="00176172" officeooo:paragraph-rsid="001e6870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color="#000000" fo:font-size="12pt" fo:font-weight="normal" officeooo:rsid="0018c36b" officeooo:paragraph-rsid="001e6870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color="#000000" fo:font-size="12pt" fo:font-weight="normal" officeooo:rsid="001b493d" officeooo:paragraph-rsid="001e6870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color="#000000" fo:font-size="12pt" fo:font-weight="normal" officeooo:rsid="001b9e37" officeooo:paragraph-rsid="001e6870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color="#000000" fo:font-size="12pt" fo:font-weight="normal" officeooo:rsid="001e3cd4" officeooo:paragraph-rsid="001e6870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color="#000000" fo:font-size="12pt" fo:font-weight="normal" officeooo:rsid="00227a8f" officeooo:paragraph-rsid="001e6870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color="#000000" fo:font-size="12pt" fo:font-weight="normal" officeooo:rsid="0023e728" officeooo:paragraph-rsid="001e6870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color="#3333ff" fo:font-size="14pt" fo:font-weight="bold" officeooo:rsid="0014fa7d" officeooo:paragraph-rsid="001e6870" style:font-size-asian="14pt" style:font-weight-asian="bold" style:font-size-complex="14pt" style:font-weight-complex="bold"/>
    </style:style>
    <style:style style:name="P26" style:family="paragraph" style:parent-style-name="Standard">
      <style:text-properties fo:color="#3333ff" fo:font-size="14pt" fo:font-weight="bold" officeooo:rsid="00176172" officeooo:paragraph-rsid="001e6870" style:font-size-asian="14pt" style:font-weight-asian="bold" style:font-size-complex="14pt" style:font-weight-complex="bold"/>
    </style:style>
    <style:style style:name="P27" style:family="paragraph" style:parent-style-name="Standard">
      <style:text-properties fo:color="#3333ff" fo:font-size="12pt" fo:font-weight="bold" officeooo:rsid="00176172" officeooo:paragraph-rsid="001e6870" style:font-size-asian="10.5pt" style:font-weight-asian="bold" style:font-size-complex="12pt" style:font-weight-complex="bold"/>
    </style:style>
    <style:style style:name="P28" style:family="paragraph" style:parent-style-name="Standard">
      <style:text-properties fo:color="#990000" fo:font-size="12pt" fo:font-weight="bold" officeooo:rsid="001748ad" officeooo:paragraph-rsid="00201194" style:font-size-asian="10.5pt" style:font-weight-asian="bold" style:font-size-complex="12pt" style:font-weight-complex="bold"/>
    </style:style>
    <style:style style:name="P29" style:family="paragraph" style:parent-style-name="Standard">
      <style:text-properties fo:color="#990000" fo:font-size="12pt" fo:font-weight="bold" officeooo:rsid="00176172" officeooo:paragraph-rsid="001e6870" style:font-size-asian="10.5pt" style:font-weight-asian="bold" style:font-size-complex="12pt" style:font-weight-complex="bold"/>
    </style:style>
    <style:style style:name="P30" style:family="paragraph" style:parent-style-name="Standard">
      <style:text-properties fo:color="#990000" fo:font-size="12pt" fo:font-weight="bold" officeooo:rsid="0018c36b" officeooo:paragraph-rsid="001e6870" style:font-size-asian="10.5pt" style:font-weight-asian="bold" style:font-size-complex="12pt" style:font-weight-complex="bold"/>
    </style:style>
    <style:style style:name="P31" style:family="paragraph" style:parent-style-name="Standard">
      <style:text-properties fo:color="#990000" fo:font-size="12pt" fo:font-weight="bold" officeooo:rsid="0018ce4c" officeooo:paragraph-rsid="001e6870" style:font-size-asian="10.5pt" style:font-weight-asian="bold" style:font-size-complex="12pt" style:font-weight-complex="bold"/>
    </style:style>
    <style:style style:name="P32" style:family="paragraph" style:parent-style-name="Standard">
      <style:text-properties fo:color="#990000" fo:font-size="12pt" fo:font-weight="bold" officeooo:rsid="0018ce4c" officeooo:paragraph-rsid="00201194" style:font-size-asian="10.5pt" style:font-weight-asian="bold" style:font-size-complex="12pt" style:font-weight-complex="bold"/>
    </style:style>
    <style:style style:name="P33" style:family="paragraph" style:parent-style-name="Standard">
      <style:text-properties fo:color="#990000" fo:font-size="12pt" fo:font-weight="bold" officeooo:rsid="001a7668" officeooo:paragraph-rsid="001e6870" style:font-size-asian="10.5pt" style:font-weight-asian="bold" style:font-size-complex="12pt" style:font-weight-complex="bold"/>
    </style:style>
    <style:style style:name="P34" style:family="paragraph" style:parent-style-name="Standard">
      <style:text-properties fo:color="#990000" fo:font-size="12pt" fo:font-weight="bold" officeooo:rsid="001b493d" officeooo:paragraph-rsid="001e6870" style:font-size-asian="10.5pt" style:font-weight-asian="bold" style:font-size-complex="12pt" style:font-weight-complex="bold"/>
    </style:style>
    <style:style style:name="P35" style:family="paragraph" style:parent-style-name="Standard">
      <style:text-properties fo:color="#990000" fo:font-size="12pt" fo:font-weight="bold" officeooo:rsid="001b493d" officeooo:paragraph-rsid="00201194" style:font-size-asian="10.5pt" style:font-weight-asian="bold" style:font-size-complex="12pt" style:font-weight-complex="bold"/>
    </style:style>
    <style:style style:name="P36" style:family="paragraph" style:parent-style-name="Standard">
      <style:text-properties fo:color="#990000" fo:font-size="12pt" fo:font-weight="bold" officeooo:rsid="001c575e" officeooo:paragraph-rsid="001e6870" style:font-size-asian="10.5pt" style:font-weight-asian="bold" style:font-size-complex="12pt" style:font-weight-complex="bold"/>
    </style:style>
    <style:style style:name="P37" style:family="paragraph" style:parent-style-name="Standard">
      <style:text-properties fo:color="#990000" fo:font-size="12pt" fo:font-weight="bold" officeooo:rsid="001c575e" officeooo:paragraph-rsid="00201194" style:font-size-asian="10.5pt" style:font-weight-asian="bold" style:font-size-complex="12pt" style:font-weight-complex="bold"/>
    </style:style>
    <style:style style:name="P38" style:family="paragraph" style:parent-style-name="Standard">
      <style:text-properties fo:color="#990000" fo:font-size="12pt" fo:font-weight="bold" officeooo:rsid="001b9e37" officeooo:paragraph-rsid="00201194" style:font-size-asian="10.5pt" style:font-weight-asian="bold" style:font-size-complex="12pt" style:font-weight-complex="bold"/>
    </style:style>
    <style:style style:name="P39" style:family="paragraph" style:parent-style-name="Standard">
      <style:text-properties fo:color="#990000" fo:font-size="12pt" fo:font-weight="bold" officeooo:rsid="0023e728" officeooo:paragraph-rsid="001e6870" style:font-size-asian="10.5pt" style:font-weight-asian="bold" style:font-size-complex="12pt" style:font-weight-complex="bold"/>
    </style:style>
    <style:style style:name="P40" style:family="paragraph" style:parent-style-name="Standard">
      <style:text-properties fo:color="#990000" fo:font-size="12pt" fo:font-weight="bold" officeooo:rsid="0023e728" officeooo:paragraph-rsid="00201194" style:font-size-asian="10.5pt" style:font-weight-asian="bold" style:font-size-complex="12pt" style:font-weight-complex="bold"/>
    </style:style>
    <style:style style:name="P41" style:family="paragraph" style:parent-style-name="Standard">
      <style:text-properties fo:color="#990000" fo:font-size="12pt" fo:font-weight="bold" officeooo:rsid="001b493d" officeooo:paragraph-rsid="001e6870" fo:background-color="transparent" style:font-size-asian="10.5pt" style:font-weight-asian="bold" style:font-size-complex="12pt" style:font-weight-complex="bold"/>
    </style:style>
    <style:style style:name="P42" style:family="paragraph" style:parent-style-name="Standard">
      <style:text-properties fo:color="#ff0000" fo:font-size="12pt" fo:font-weight="bold" officeooo:rsid="00176172" officeooo:paragraph-rsid="001e6870" style:font-size-asian="10.5pt" style:font-weight-asian="bold" style:font-size-complex="12pt" style:font-weight-complex="bold"/>
    </style:style>
    <style:style style:name="T1" style:family="text">
      <style:text-properties officeooo:rsid="00316f4a"/>
    </style:style>
    <style:style style:name="T2" style:family="text">
      <style:text-properties officeooo:rsid="003728b6"/>
    </style:style>
    <style:style style:name="T3" style:family="text">
      <style:text-properties fo:font-weight="normal" officeooo:rsid="0018ce4c" style:font-weight-asian="normal" style:font-weight-complex="normal"/>
    </style:style>
    <style:style style:name="T4" style:family="text">
      <style:text-properties fo:font-weight="normal" officeooo:rsid="00316f4a" style:font-weight-asian="normal" style:font-weight-complex="normal"/>
    </style:style>
    <style:style style:name="T5" style:family="text">
      <style:text-properties fo:font-weight="normal" officeooo:rsid="003728b6" style:font-weight-asian="normal" style:font-weight-complex="normal"/>
    </style:style>
    <style:style style:name="T6" style:family="text">
      <style:text-properties officeooo:rsid="0018ce4c"/>
    </style:style>
    <style:style style:name="T7" style:family="text">
      <style:text-properties fo:color="#990000"/>
    </style:style>
    <style:style style:name="T8" style:family="text">
      <style:text-properties fo:color="#990000" officeooo:rsid="0018ce4c"/>
    </style:style>
    <style:style style:name="T9" style:family="text">
      <style:text-properties fo:color="#990000" officeooo:rsid="00201194"/>
    </style:style>
    <style:style style:name="T10" style:family="text">
      <style:text-properties fo:color="#990000" officeooo:rsid="001b9e37"/>
    </style:style>
    <style:style style:name="T11" style:family="text">
      <style:text-properties fo:color="#000000"/>
    </style:style>
    <style:style style:name="T12" style:family="text">
      <style:text-properties fo:color="#000000" officeooo:rsid="00316f4a"/>
    </style:style>
    <style:style style:name="T13" style:family="text">
      <style:text-properties fo:color="#000000" officeooo:rsid="00448239"/>
    </style:style>
    <style:style style:name="T14" style:family="text">
      <style:text-properties officeooo:rsid="00448239"/>
    </style:style>
    <style:style style:name="T15" style:family="text">
      <style:text-properties officeooo:rsid="001e3cd4"/>
    </style:style>
    <style:style style:name="T16" style:family="text">
      <style:text-properties officeooo:rsid="00461661"/>
    </style:style>
    <style:style style:name="T17" style:family="text">
      <style:text-properties officeooo:rsid="001e685d"/>
    </style:style>
    <style:style style:name="T18" style:family="text">
      <style:text-properties officeooo:rsid="001e6870"/>
    </style:style>
    <style:style style:name="T19" style:family="text">
      <style:text-properties officeooo:rsid="00201194"/>
    </style:style>
    <style:style style:name="T20" style:family="text">
      <style:text-properties officeooo:rsid="001b9e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/><text:tab/><text:tab/>DOCKER-MYSQL-<text:span text:style-name="T18">OVARIANCANCER</text:span>-PROJECT</text:p>
      <text:p text:style-name="P26"/>
      <text:p text:style-name="P26">STEP-1</text:p>
      <text:p text:style-name="P26">======</text:p>
      <text:p text:style-name="P26"/>
      <text:p text:style-name="P17">First we have to <text:span text:style-name="T1">run mysql docker image (image from dockerHub, directly pull into the local) </text:span></text:p>
      <text:p text:style-name="P17"/>
      <text:p text:style-name="P28"># docker run --name <text:span text:style-name="T19">ovarian-mysql</text:span> -e MYSQL_ROOT_PASSWORD=Solver@01 -d mysql/mysql-server:latest</text:p>
      <text:p text:style-name="P3"/>
      <text:p text:style-name="P3">Here,</text:p>
      <text:p text:style-name="P4"><text:s text:c="30"/><text:span text:style-name="T19">ovarian-mysql</text:span> <text:s/>-- name of the container</text:p>
      <text:p text:style-name="P3"><text:s text:c="10"/>mysql/mysql-server:latest -- docker container image </text:p>
      <text:p text:style-name="P18"/>
      <text:p text:style-name="P27">STEP-2:</text:p>
      <text:p text:style-name="P27">======</text:p>
      <text:p text:style-name="P5"/>
      <text:p text:style-name="P5">After that, try to login into the mysql shell</text:p>
      <text:p text:style-name="P5"/>
      <text:p text:style-name="P29"># mysql --host=172.17.0.2 -u root -p</text:p>
      <text:p text:style-name="P5"><text:s/>password: <text:a xlink:type="simple" xlink:href="mailto:Solver@01" text:style-name="Internet_20_link" text:visited-style-name="Visited_20_Internet_20_Link">Solver@01</text:a></text:p>
      <text:p text:style-name="P5"><text:s/></text:p>
      <text:p text:style-name="P42">ERROR 1130 (HY000): Host '172.17.0.1' is not allowed to connect to this MySQL server</text:p>
      <text:p text:style-name="P42"/>
      <text:p text:style-name="P18">But <text:span text:style-name="T2">you will not be</text:span> able to login ... because we are not giving the access to docker ip and also our local ip address <text:span text:style-name="T1">for mysql </text:span>.. </text:p>
      <text:p text:style-name="P18">Then we have to login into the docker container bash shell ... execute the following commands..</text:p>
      <text:p text:style-name="P18"/>
      <text:p text:style-name="P29"># docker ps </text:p>
      <text:p text:style-name="P29"># docker exec -it &lt;MYSQL-CONTAINER-ID&gt; bash</text:p>
      <text:p text:style-name="P5"/>
      <text:p text:style-name="P19">Then login to the mysql shell </text:p>
      <text:p text:style-name="P6"/>
      <text:p text:style-name="P30"># mysql -u root -p</text:p>
      <text:p text:style-name="P6">password: <text:a xlink:type="simple" xlink:href="mailto:Solver@01" text:style-name="Internet_20_link" text:visited-style-name="Visited_20_Internet_20_Link">Solver@01</text:a></text:p>
      <text:p text:style-name="P6"/>
      <text:p text:style-name="P8">NOTE : For Security Reason, dont use the root user to connect the database ... </text:p>
      <text:p text:style-name="P6"/>
      <text:p text:style-name="P6"><text:span text:style-name="T3">we have to create the </text:span><text:span text:style-name="T4">new </text:span><text:span text:style-name="T3">database user and also give the access to the </text:span><text:span text:style-name="T5">relvant</text:span><text:span text:style-name="T3"> databases, execute the following commands ..</text:span><text:span text:style-name="T6"> </text:span></text:p>
      <text:p text:style-name="P6"/>
      <text:p text:style-name="P7"><text:span text:style-name="T8">mysql &gt;</text:span><text:span text:style-name="T7"> </text:span><text:span text:style-name="T8">CREATE USER '</text:span><text:span text:style-name="T9">ovarianrweuser</text:span><text:span text:style-name="T8">'@'%' IDENTIFIED BY </text:span><text:a xlink:type="simple" xlink:href="mailto:'Solver@01" text:style-name="Internet_20_link" text:visited-style-name="Visited_20_Internet_20_Link">'Solver@01</text:a><text:span text:style-name="T8">';</text:span></text:p>
      <text:p text:style-name="P32">mysql &gt; GRANT ALL PRIVILEGES ON *.* TO '<text:span text:style-name="T19">ovarianrweuser</text:span>'@'%';</text:p>
      <text:p text:style-name="P31">mysql &gt; FLUSH PRIVILEGES;</text:p>
      <text:p text:style-name="P33">mysql &gt; exit;</text:p>
      <text:p text:style-name="P33"/>
      <text:p text:style-name="P41"><text:span text:style-name="T11">Now </text:span><text:span text:style-name="T12">y</text:span><text:span text:style-name="T11">ou have try to login into the </text:span><text:span text:style-name="T13">mysql using </text:span><text:span text:style-name="T11">teekayuser in terminal.</text:span></text:p>
      <text:p text:style-name="P34"/>
      <text:p text:style-name="P35"># mysql --host=172.17.0.2 -u <text:span text:style-name="T19">ovarianrweuser</text:span> -p</text:p>
      <text:p text:style-name="P34">password : <text:a xlink:type="simple" xlink:href="mailto:Solver@01" text:style-name="Internet_20_link" text:visited-style-name="Visited_20_Internet_20_Link">Solver@01</text:a></text:p>
      <text:p text:style-name="P34"/>
      <text:p text:style-name="P9"><text:soft-page-break/>Welcome to the MySQL monitor. <text:s/>Commands end with ; or \g.</text:p>
      <text:p text:style-name="P9">Your MySQL connection id is 103</text:p>
      <text:p text:style-name="P9">Server version: 5.7.19 MySQL Community Server (GPL)</text:p>
      <text:p text:style-name="P9"/>
      <text:p text:style-name="P34">Mysql&gt;</text:p>
      <text:p text:style-name="P9"/>
      <text:p text:style-name="P20">DONE .. now <text:span text:style-name="T1">we </text:span>able to login into the mysql shell <text:span text:style-name="T1">with newly created user</text:span> .. </text:p>
      <text:p text:style-name="P10"/>
      <text:p text:style-name="P37">mysql&gt; create database <text:span text:style-name="T19">ovarianrwe</text:span>;</text:p>
      <text:p text:style-name="P10">Query OK, 1 row affected (0.00 sec)</text:p>
      <text:p text:style-name="P10"/>
      <text:p text:style-name="P36">mysql&gt; show databases;</text:p>
      <text:p text:style-name="P10">+--------------------+</text:p>
      <text:p text:style-name="P10">| Database <text:s text:c="10"/>|</text:p>
      <text:p text:style-name="P10">+--------------------+</text:p>
      <text:p text:style-name="P10">| information_schema |</text:p>
      <text:p text:style-name="P10">| mysql <text:s text:c="13"/>|</text:p>
      <text:p text:style-name="P10">| performance_schema |</text:p>
      <text:p text:style-name="P10">| sys <text:s text:c="15"/>|</text:p>
      <text:p text:style-name="P11">|<text:span text:style-name="T7"> </text:span><text:span text:style-name="T9">ovarianrwe</text:span> <text:s text:c="12"/>|</text:p>
      <text:p text:style-name="P10">+--------------------+</text:p>
      <text:p text:style-name="P10">5 rows in set (0.00 sec)</text:p>
      <text:p text:style-name="P9"/>
      <text:p text:style-name="P9"/>
      <text:p text:style-name="P21"><text:span text:style-name="T14">C</text:span>urrently we have created the empty database only.. <text:s/>so we have to insert the database into the <text:s text:c="2"/>newly created database .. </text:p>
      <text:p text:style-name="P12"/>
      <text:p text:style-name="P12"/>
      <text:p text:style-name="P38"><text:span text:style-name="T15"># mysql --host=172.17.0.2 -u ovarianrweuser -p ovarianrwe &lt; ovarianrwe_oct_latest.sql</text:span> </text:p>
      <text:p text:style-name="P13">Enter Password : <text:a xlink:type="simple" xlink:href="mailto:Solver@01" text:style-name="Internet_20_link" text:visited-style-name="Visited_20_Internet_20_Link">Solver@01</text:a></text:p>
      <text:p text:style-name="P13"/>
      <text:p text:style-name="P22">it will take sometime <text:span text:style-name="T16">to </text:span>complete.. </text:p>
      <text:p text:style-name="P13">Here,</text:p>
      <text:p text:style-name="P13"><text:s text:c="6"/>172.17.0.2 <text:s text:c="28"/>= mysql docker container ip address. </text:p>
      <text:p text:style-name="P14"><text:s text:c="7"/>ovarianrweuser <text:s text:c="17"/>= database username</text:p>
      <text:p text:style-name="P14"><text:s text:c="7"/>ovarianrwe <text:s text:c="24"/>= Database Name</text:p>
      <text:p text:style-name="P14"><text:s text:c="7"/>ovarianrwe_oct_latest.sql<text:span text:style-name="T20"> = Old_database .</text:span></text:p>
      <text:p text:style-name="P12"/>
      <text:p text:style-name="P23">Now we have done with inserting the database backup into the newly created database in the container. </text:p>
      <text:p text:style-name="P24">Verify it by using the following commands .. </text:p>
      <text:p text:style-name="P15"/>
      <text:p text:style-name="P39">mysql&gt; show databases;</text:p>
      <text:p text:style-name="P40">mysql &gt; use <text:span text:style-name="T15">ovarianrwe</text:span>;</text:p>
      <text:p text:style-name="P39">mysql &gt; show tables;</text:p>
      <text:p text:style-name="P15"/>
      <text:p text:style-name="P16">it will display inserted database tables..</text:p>
      <text:p text:style-name="P2">Now the mysq<text:span text:style-name="T19">l </text:span>docker container is ready for <text:span text:style-name="T19">ovariancancer</text:span> . </text:p>
      <text:p text:style-name="P1"/>
      <text:p text:style-name="Standard"><text:s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1:34:00.424246677</meta:creation-date>
    <dc:date>2017-10-05T12:44:05.858998686</dc:date>
    <meta:editing-duration>PT1H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66" meta:word-count="423" meta:character-count="2805" meta:non-whitespace-character-count="2238"/>
  </office:meta>
</office:document-meta>
</file>